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cm" svg:y="3.222cm">
            <draw:object draw:notify-on-update-of-ranges="Sheet1.C2:Sheet1.C6 Sheet1.M1:Sheet1.M1 Sheet1.M2:Sheet1.M6 Sheet1.C2:Sheet1.C6 Sheet1.N1:Sheet1.N1 Sheet1.N2:Sheet1.N6 Sheet1.C2:Sheet1.C6 Sheet1.O1:Sheet1.O1 Sheet1.O2:Sheet1.O6 Sheet1.C2:Sheet1.C6 Sheet1.P1:Sheet1.P1 Sheet1.P2:Sheet1.P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9.176cm" svg:y="3.275cm">
            <draw:object draw:notify-on-update-of-ranges="Sheet1.C2:Sheet1.C6 Sheet1.M1:Sheet1.M1 Sheet1.M2:Sheet1.M6 Sheet1.C2:Sheet1.C6 Sheet1.N1:Sheet1.N1 Sheet1.N2:Sheet1.N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eerange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potraga</text:p>
          </table:table-cell>
          <table:table-cell office:value-type="string" calcext:value-type="string">
            <text:p>random potraga</text:p>
          </table:table-cell>
          <table:table-cell office:value-type="string" calcext:value-type="string">
            <text:p>random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formula="of:=[.A2]*[.B2]"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290667057037" calcext:value-type="float">
            <text:p>0,0290667057</text:p>
          </table:table-cell>
          <table:table-cell office:value-type="float" office:value="0.374533319473" calcext:value-type="float">
            <text:p>0,3745333195</text:p>
          </table:table-cell>
          <table:table-cell office:value-type="float" office:value="0" calcext:value-type="float">
            <text:p>0</text:p>
          </table:table-cell>
          <table:table-cell office:value-type="float" office:value="0.0128086682956" calcext:value-type="float">
            <text:p>0,0128086683</text:p>
          </table:table-cell>
          <table:table-cell office:value-type="float" office:value="27.6" calcext:value-type="float">
            <text:p>27,6</text:p>
          </table:table-cell>
          <table:table-cell office:value-type="float" office:value="31.2" calcext:value-type="float">
            <text:p>31,2</text:p>
          </table:table-cell>
          <table:table-cell office:value-type="float" office:value="136.062" calcext:value-type="float">
            <text:p>136,062</text:p>
          </table:table-cell>
          <table:table-cell office:value-type="float" office:value="424.061333333" calcext:value-type="float">
            <text:p>424,061333333</text:p>
          </table:table-cell>
          <table:table-cell office:value-type="float" office:value="34.285" calcext:value-type="float">
            <text:p>34,285</text:p>
          </table:table-cell>
          <table:table-cell office:value-type="float" office:value="38.537" calcext:value-type="float">
            <text:p>38,537</text:p>
          </table:table-cell>
          <table:table-cell office:value-type="float" office:value="200.441273333" calcext:value-type="float">
            <text:p>200,441273333</text:p>
          </table:table-cell>
          <table:table-cell office:value-type="float" office:value="776.777801421" calcext:value-type="float">
            <text:p>776,77780142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formula="of:=[.A3]*[.B3]"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0.329222255283" calcext:value-type="float">
            <text:p>0,3292222553</text:p>
          </table:table-cell>
          <table:table-cell office:value-type="float" office:value="6.96200002564" calcext:value-type="float">
            <text:p>6,9620000256</text:p>
          </table:table-cell>
          <table:table-cell office:value-type="float" office:value="0" calcext:value-type="float">
            <text:p>0</text:p>
          </table:table-cell>
          <table:table-cell office:value-type="float" office:value="0.0479011130333" calcext:value-type="float">
            <text:p>0,047901113</text:p>
          </table:table-cell>
          <table:table-cell office:value-type="float" office:value="59.8333333333" calcext:value-type="float">
            <text:p>59,8333333333</text:p>
          </table:table-cell>
          <table:table-cell office:value-type="float" office:value="73" calcext:value-type="float">
            <text:p>73</text:p>
          </table:table-cell>
          <table:table-cell office:value-type="float" office:value="380.356666667" calcext:value-type="float">
            <text:p>380,356666667</text:p>
          </table:table-cell>
          <table:table-cell office:value-type="float" office:value="1661.95611111" calcext:value-type="float">
            <text:p>1661,95611111</text:p>
          </table:table-cell>
          <table:table-cell office:value-type="float" office:value="73.0516666667" calcext:value-type="float">
            <text:p>73,0516666667</text:p>
          </table:table-cell>
          <table:table-cell office:value-type="float" office:value="82.9830555556" calcext:value-type="float">
            <text:p>82,9830555556</text:p>
          </table:table-cell>
          <table:table-cell office:value-type="float" office:value="560.510266667" calcext:value-type="float">
            <text:p>560,510266667</text:p>
          </table:table-cell>
          <table:table-cell office:value-type="float" office:value="3105.86379572" calcext:value-type="float">
            <text:p>3105,86379572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formula="of:=[.A4]*[.B4]" office:value-type="float" office:value="3600" calcext:value-type="float">
            <text:p>3600</text:p>
          </table:table-cell>
          <table:table-cell office:value-type="float" office:value="12" calcext:value-type="float">
            <text:p>12</text:p>
          </table:table-cell>
          <table:table-cell office:value-type="float" office:value="1.44110525282" calcext:value-type="float">
            <text:p>1,4411052528</text:p>
          </table:table-cell>
          <table:table-cell office:value-type="float" office:value="74.0987894661" calcext:value-type="float">
            <text:p>74,0987894661</text:p>
          </table:table-cell>
          <table:table-cell office:value-type="float" office:value="0" calcext:value-type="float">
            <text:p>0</text:p>
          </table:table-cell>
          <table:table-cell office:value-type="float" office:value="0.0945315753786" calcext:value-type="float">
            <text:p>0,0945315754</text:p>
          </table:table-cell>
          <table:table-cell office:value-type="float" office:value="87.3157894737" calcext:value-type="float">
            <text:p>87,3157894737</text:p>
          </table:table-cell>
          <table:table-cell office:value-type="float" office:value="126.315789474" calcext:value-type="float">
            <text:p>126,315789474</text:p>
          </table:table-cell>
          <table:table-cell office:value-type="float" office:value="914.61" calcext:value-type="float">
            <text:p>914,61</text:p>
          </table:table-cell>
          <table:table-cell office:value-type="float" office:value="4546.70421053" calcext:value-type="float">
            <text:p>4546,70421053</text:p>
          </table:table-cell>
          <table:table-cell office:value-type="float" office:value="105.931842105" calcext:value-type="float">
            <text:p>105,931842105</text:p>
          </table:table-cell>
          <table:table-cell office:value-type="float" office:value="127.886578947" calcext:value-type="float">
            <text:p>127,886578947</text:p>
          </table:table-cell>
          <table:table-cell office:value-type="float" office:value="1359.49697632" calcext:value-type="float">
            <text:p>1359,49697632</text:p>
          </table:table-cell>
          <table:table-cell office:value-type="float" office:value="8643.48025313" calcext:value-type="float">
            <text:p>8643,48025313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formula="of:=[.A5]*[.B5]" office:value-type="float" office:value="6400" calcext:value-type="float">
            <text:p>6400</text:p>
          </table:table-cell>
          <table:table-cell office:value-type="float" office:value="16" calcext:value-type="float">
            <text:p>16</text:p>
          </table:table-cell>
          <table:table-cell office:value-type="float" office:value="4.68989476405" calcext:value-type="float">
            <text:p>4,6898947641</text:p>
          </table:table-cell>
          <table:table-cell office:value-type="float" office:value="77.8217368628" calcext:value-type="float">
            <text:p>77,8217368628</text:p>
          </table:table-cell>
          <table:table-cell office:value-type="float" office:value="0" calcext:value-type="float">
            <text:p>0</text:p>
          </table:table-cell>
          <table:table-cell office:value-type="float" office:value="0.166793157176" calcext:value-type="float">
            <text:p>0,1667931572</text:p>
          </table:table-cell>
          <table:table-cell office:value-type="float" office:value="113.736842105" calcext:value-type="float">
            <text:p>113,736842105</text:p>
          </table:table-cell>
          <table:table-cell office:value-type="float" office:value="128.157894737" calcext:value-type="float">
            <text:p>128,157894737</text:p>
          </table:table-cell>
          <table:table-cell office:value-type="float" office:value="1114.57842105" calcext:value-type="float">
            <text:p>1114,57842105</text:p>
          </table:table-cell>
          <table:table-cell office:value-type="float" office:value="7779.62368421" calcext:value-type="float">
            <text:p>7779,62368421</text:p>
          </table:table-cell>
          <table:table-cell office:value-type="float" office:value="138.62" calcext:value-type="float">
            <text:p>138,62</text:p>
          </table:table-cell>
          <table:table-cell office:value-type="float" office:value="160.479210526" calcext:value-type="float">
            <text:p>160,479210526</text:p>
          </table:table-cell>
          <table:table-cell office:value-type="float" office:value="1656.28449211" calcext:value-type="float">
            <text:p>1656,28449211</text:p>
          </table:table-cell>
          <table:table-cell office:value-type="float" office:value="14839.5539492" calcext:value-type="float">
            <text:p>14839,5539492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[.A6]*[.B6]"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office:value-type="float" office:value="10.7643500447" calcext:value-type="float">
            <text:p>10,7643500447</text:p>
          </table:table-cell>
          <table:table-cell office:value-type="float" office:value="345.236449981" calcext:value-type="float">
            <text:p>345,236449981</text:p>
          </table:table-cell>
          <table:table-cell office:value-type="float" office:value="0" calcext:value-type="float">
            <text:p>0</text:p>
          </table:table-cell>
          <table:table-cell office:value-type="float" office:value="0.345377002835" calcext:value-type="float">
            <text:p>0,3453770028</text:p>
          </table:table-cell>
          <table:table-cell office:value-type="float" office:value="144.95" calcext:value-type="float">
            <text:p>144,95</text:p>
          </table:table-cell>
          <table:table-cell office:value-type="float" office:value="169" calcext:value-type="float">
            <text:p>169</text:p>
          </table:table-cell>
          <table:table-cell office:value-type="float" office:value="1890.3425" calcext:value-type="float">
            <text:p>1890,3425</text:p>
          </table:table-cell>
          <table:table-cell office:value-type="float" office:value="14431.952" calcext:value-type="float">
            <text:p>14431,952</text:p>
          </table:table-cell>
          <table:table-cell office:value-type="float" office:value="172.58225" calcext:value-type="float">
            <text:p>172,58225</text:p>
          </table:table-cell>
          <table:table-cell office:value-type="float" office:value="192.04525" calcext:value-type="float">
            <text:p>192,04525</text:p>
          </table:table-cell>
          <table:table-cell office:value-type="float" office:value="2769.4929425" calcext:value-type="float">
            <text:p>2769,4929425</text:p>
          </table:table-cell>
          <table:table-cell office:value-type="float" office:value="27132.5294265" calcext:value-type="float">
            <text:p>27132,5294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style:rfc-language-tag="sr-Latn-RS" fo:language="sr" fo:script="Latn" fo:country="R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.00.0000</text:date>, <text:time style:data-style-name="N2" text:time-value="22:29:37.9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3T22:30:10.818000000</dc:date>
    <meta:generator>LibreOffice/4.2.5.2$Windows_x86 LibreOffice_project/61cb170a04bb1f12e77c884eab9192be736ec5f5</meta:generator>
    <meta:editing-duration>PT7M7S</meta:editing-duration>
    <meta:editing-cycles>4</meta:editing-cycles>
    <meta:document-statistic meta:table-count="1" meta:cell-count="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689cm" svg:y="1.275cm" chart:style-name="ch3">
          <text:p>mapa sa objektima, seerange=rows/5</text:p>
        </chart:subtitle>
        <chart:legend chart:legend-position="end" svg:x="12.275cm" svg:y="3.454cm" style:legend-expansion="high" chart:style-name="ch4"/>
        <chart:plot-area chart:style-name="ch5" table:cell-range-address="Sheet1.C2:Sheet1.C6 Sheet1.M1:Sheet1.P6" chart:data-source-has-labels="row" svg:x="1.331cm" svg:y="2.318cm" svg:width="10.304cm" svg:height="5.521cm">
          <chartooo:coordinate-region svg:x="2.508cm" svg:y="2.517cm" svg:width="8.662cm" svg:height="4.675cm"/>
          <chart:axis chart:dimension="x" chart:name="primary-x" chart:style-name="ch6">
            <chart:title svg:x="5.791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series chart:style-name="ch12" chart:values-cell-range-address="Sheet1.O2:Sheet1.O6" chart:label-cell-address="Sheet1.O1:Sheet1.O1" chart:class="chart:scatter">
            <chart:data-point chart:repeated="5"/>
          </chart:series>
          <chart:series chart:style-name="ch13" chart:values-cell-range-address="Sheet1.P2:Sheet1.P6" chart:label-cell-address="Sheet1.P1:Sheet1.P1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  <table:table-cell office:value-type="string">
                <text:p>random potraga</text:p>
                <draw:g>
                  <svg:desc>Sheet1.O1:Sheet1.O1</svg:desc>
                </draw:g>
              </table:table-cell>
              <table:table-cell office:value-type="string">
                <text:p>random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4.285">
                <text:p>34.285</text:p>
                <draw:g>
                  <svg:desc>Sheet1.M2:Sheet1.M6</svg:desc>
                </draw:g>
              </table:table-cell>
              <table:table-cell office:value-type="float" office:value="38.537">
                <text:p>38.537</text:p>
                <draw:g>
                  <svg:desc>Sheet1.N2:Sheet1.N6</svg:desc>
                </draw:g>
              </table:table-cell>
              <table:table-cell office:value-type="float" office:value="200.441273333">
                <text:p>200.441273333</text:p>
                <draw:g>
                  <svg:desc>Sheet1.O2:Sheet1.O6</svg:desc>
                </draw:g>
              </table:table-cell>
              <table:table-cell office:value-type="float" office:value="776.777801421">
                <text:p>776.777801421</text:p>
                <draw:g>
                  <svg:desc>Sheet1.P2:Sheet1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3.0516666667">
                <text:p>73.0516666667</text:p>
              </table:table-cell>
              <table:table-cell office:value-type="float" office:value="82.9830555556">
                <text:p>82.9830555556</text:p>
              </table:table-cell>
              <table:table-cell office:value-type="float" office:value="560.510266667">
                <text:p>560.510266667</text:p>
              </table:table-cell>
              <table:table-cell office:value-type="float" office:value="3105.86379572">
                <text:p>3105.86379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5.931842105">
                <text:p>105.931842105</text:p>
              </table:table-cell>
              <table:table-cell office:value-type="float" office:value="127.886578947">
                <text:p>127.886578947</text:p>
              </table:table-cell>
              <table:table-cell office:value-type="float" office:value="1359.49697632">
                <text:p>1359.49697632</text:p>
              </table:table-cell>
              <table:table-cell office:value-type="float" office:value="8643.48025313">
                <text:p>8643.480253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8.62">
                <text:p>138.62</text:p>
              </table:table-cell>
              <table:table-cell office:value-type="float" office:value="160.479210526">
                <text:p>160.479210526</text:p>
              </table:table-cell>
              <table:table-cell office:value-type="float" office:value="1656.28449211">
                <text:p>1656.28449211</text:p>
              </table:table-cell>
              <table:table-cell office:value-type="float" office:value="14839.5539492">
                <text:p>14839.5539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72.58225">
                <text:p>172.58225</text:p>
              </table:table-cell>
              <table:table-cell office:value-type="float" office:value="192.04525">
                <text:p>192.04525</text:p>
              </table:table-cell>
              <table:table-cell office:value-type="float" office:value="2769.4929425">
                <text:p>2769.4929425</text:p>
              </table:table-cell>
              <table:table-cell office:value-type="float" office:value="27132.5294265">
                <text:p>27132.5294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69cm" svg:y="0.316cm" chart:style-name="ch2">
          <text:p>Cost/P</text:p>
        </chart:title>
        <chart:subtitle svg:x="4.689cm" svg:y="1.275cm" chart:style-name="ch3">
          <text:p>mapa sa objektima, seerange=rows/5</text:p>
        </chart:subtitle>
        <chart:legend chart:legend-position="end" svg:x="13.518cm" svg:y="3.952cm" style:legend-expansion="high" chart:style-name="ch4"/>
        <chart:plot-area chart:style-name="ch5" table:cell-range-address="Sheet1.C2:Sheet1.C6 Sheet1.M1:Sheet1.N6" chart:data-source-has-labels="row" svg:x="1.331cm" svg:y="2.318cm" svg:width="11.547cm" svg:height="5.521cm">
          <chartooo:coordinate-region svg:x="2.138cm" svg:y="2.517cm" svg:width="10.275cm" svg:height="4.675cm"/>
          <chart:axis chart:dimension="x" chart:name="primary-x" chart:style-name="ch6">
            <chart:title svg:x="6.412cm" svg:y="8.019cm" chart:style-name="ch7">
              <text:p>Povrsina</text:p>
            </chart:title>
          </chart:axis>
          <chart:axis chart:dimension="y" chart:name="primary-y" chart:style-name="ch6">
            <chart:title svg:x="0.451cm" svg:y="5.479cm" chart:style-name="ch8">
              <text:p>Cost</text:p>
            </chart:title>
            <chart:grid chart:style-name="ch9" chart:class="major"/>
          </chart:axis>
          <chart:series chart:style-name="ch10" chart:values-cell-range-address="Sheet1.M2:Sheet1.M6" chart:label-cell-address="Sheet1.M1:Sheet1.M1" chart:class="chart:scatter">
            <chart:domain table:cell-range-address="Sheet1.C2:Sheet1.C6"/>
            <chart:data-point chart:repeated="5"/>
          </chart:series>
          <chart:series chart:style-name="ch11" chart:values-cell-range-address="Sheet1.N2:Sheet1.N6" chart:label-cell-address="Sheet1.N1:Sheet1.N1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 star</text:p>
                <draw:g>
                  <svg:desc>Sheet1.M1:Sheet1.M1</svg:desc>
                </draw:g>
              </table:table-cell>
              <table:table-cell office:value-type="string">
                <text:p>potraga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Sheet1.C2:Sheet1.C6</svg:desc>
                </draw:g>
              </table:table-cell>
              <table:table-cell office:value-type="float" office:value="34.285">
                <text:p>34.285</text:p>
                <draw:g>
                  <svg:desc>Sheet1.M2:Sheet1.M6</svg:desc>
                </draw:g>
              </table:table-cell>
              <table:table-cell office:value-type="float" office:value="38.537">
                <text:p>38.537</text:p>
                <draw:g>
                  <svg:desc>Sheet1.N2:Sheet1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73.0516666667">
                <text:p>73.0516666667</text:p>
              </table:table-cell>
              <table:table-cell office:value-type="float" office:value="82.9830555556">
                <text:p>82.9830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0">
                <text:p>3600</text:p>
              </table:table-cell>
              <table:table-cell office:value-type="float" office:value="105.931842105">
                <text:p>105.931842105</text:p>
              </table:table-cell>
              <table:table-cell office:value-type="float" office:value="127.886578947">
                <text:p>127.886578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0">
                <text:p>6400</text:p>
              </table:table-cell>
              <table:table-cell office:value-type="float" office:value="138.62">
                <text:p>138.62</text:p>
              </table:table-cell>
              <table:table-cell office:value-type="float" office:value="160.479210526">
                <text:p>160.479210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72.58225">
                <text:p>172.58225</text:p>
              </table:table-cell>
              <table:table-cell office:value-type="float" office:value="192.04525">
                <text:p>192.04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